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07fea" officeooo:paragraph-rsid="00207fea"/>
    </style:style>
    <style:style style:name="P2" style:family="paragraph" style:parent-style-name="Header">
      <style:text-properties officeooo:rsid="001fa8b1" officeooo:paragraph-rsid="001fa8b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9db6f" officeooo:paragraph-rsid="0019db6f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9db6f" officeooo:paragraph-rsid="0019db6f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19db6f" officeooo:paragraph-rsid="0019db6f"/>
    </style:style>
    <style:style style:name="P6" style:family="paragraph" style:parent-style-name="Standard">
      <style:text-properties officeooo:rsid="001ac031" officeooo:paragraph-rsid="001b3cdd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ac031" officeooo:paragraph-rsid="001ac031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ac031" officeooo:paragraph-rsid="001b3cdd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b3cdd" officeooo:paragraph-rsid="001b3cdd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9db6f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9db6f"/>
    </style:style>
    <style:style style:name="P12" style:family="paragraph" style:parent-style-name="Standard" style:list-style-name="L2">
      <style:paragraph-properties fo:text-align="justify" style:justify-single-word="false"/>
      <style:text-properties officeooo:paragraph-rsid="001ac031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c70b2" officeooo:paragraph-rsid="001c70b2"/>
    </style:style>
    <style:style style:name="P14" style:family="paragraph" style:parent-style-name="Standard" style:list-style-name="L4">
      <style:paragraph-properties fo:text-align="justify" style:justify-single-word="false"/>
      <style:text-properties fo:font-weight="bold" officeooo:paragraph-rsid="001b3cd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1fa8b1" officeooo:paragraph-rsid="001fa8b1"/>
    </style:style>
    <style:style style:name="P16" style:family="paragraph" style:parent-style-name="Standard">
      <style:paragraph-properties fo:text-align="justify" style:justify-single-word="false"/>
      <style:text-properties officeooo:rsid="00207fea" officeooo:paragraph-rsid="00207fea"/>
    </style:style>
    <style:style style:name="P17" style:family="paragraph" style:parent-style-name="Standard">
      <style:text-properties officeooo:rsid="00207fea" officeooo:paragraph-rsid="00207fea"/>
    </style:style>
    <style:style style:name="P18" style:family="paragraph" style:parent-style-name="Standard" style:list-style-name="L1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officeooo:paragraph-rsid="001fa8b1"/>
    </style:style>
    <style:style style:name="P19" style:family="paragraph" style:parent-style-name="Standard" style:list-style-name="L1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officeooo:paragraph-rsid="001fa8b1"/>
    </style:style>
    <style:style style:name="T1" style:family="text">
      <style:text-properties officeooo:rsid="0019db6f"/>
    </style:style>
    <style:style style:name="T2" style:family="text">
      <style:text-properties officeooo:rsid="001ac031"/>
    </style:style>
    <style:style style:name="T3" style:family="text">
      <style:text-properties officeooo:rsid="001b3cd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b6f" style:font-weight-asian="bold" style:font-weight-complex="bold"/>
    </style:style>
    <style:style style:name="T6" style:family="text">
      <style:text-properties fo:font-weight="bold" officeooo:rsid="001bfa22" style:font-weight-asian="bold" style:font-weight-complex="bold"/>
    </style:style>
    <style:style style:name="T7" style:family="text">
      <style:text-properties fo:font-weight="bold" officeooo:rsid="001ac031" style:font-weight-asian="bold" style:font-weight-complex="bold"/>
    </style:style>
    <style:style style:name="T8" style:family="text">
      <style:text-properties fo:font-weight="bold" officeooo:rsid="001b3cdd" style:font-weight-asian="bold" style:font-weight-complex="bold"/>
    </style:style>
    <style:style style:name="T9" style:family="text">
      <style:text-properties officeooo:rsid="0019db6f" fo:background-color="#fff5ce" loext:char-shading-value="0"/>
    </style:style>
    <style:style style:name="T10" style:family="text">
      <style:text-properties fo:font-size="13pt" fo:font-weight="bold" officeooo:rsid="0019db6f" fo:background-color="#ffaa95" loext:char-shading-value="0" style:font-size-asian="13pt" style:font-weight-asian="bold" style:font-size-complex="13pt" style:font-weight-complex="bold"/>
    </style:style>
    <style:style style:name="T11" style:family="text">
      <style:text-properties officeooo:rsid="001fa8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9174251" text:style-name="L1">
        <text:list-header>
          <text:p text:style-name="P18"/>
          <text:p text:style-name="P19"><text:span text:style-name="T11">Nombre:</text:span></text:p>
        </text:list-header>
      </text:list>
      <text:p text:style-name="P15"/>
      <text:p text:style-name="P15"/>
      <text:h text:style-name="Heading_20_2" text:outline-level="2">Descripción</text:h>
      <text:p text:style-name="P16"/>
      <text:list xml:id="list131507323551309" text:continue-numbering="true" text:style-name="L1">
        <text:list-header>
          <text:p text:style-name="P10"><text:span text:style-name="T1">Realiza las siguientes acciones teniendo en cuenta cual es tu directorio actual en cada momento es muy importe </text:span><text:span text:style-name="T9">(</text:span><text:span text:style-name="T10">no te puedes cambiar de directorio salvo que se indique expresamente</text:span><text:span text:style-name="T9">)</text:span><text:span text:style-name="T1">:</text:span></text:p>
          <text:p text:style-name="P3"/>
        </text:list-header>
      </text:list>
      <text:list xml:id="list2346628761" text:style-name="L2">
        <text:list-item>
          <text:p text:style-name="P11"><text:span text:style-name="T1">Estando en tu carpeta personal, cambiate a al directorio </text:span><text:span text:style-name="T5">/tmp</text:span><text:span text:style-name="T1">. </text:span><text:span text:style-name="T5">(Usa ruta relativa)</text:span><text:span text:style-name="T1">.</text:span></text:p>
          <text:p text:style-name="P11"/>
        </text:list-item>
        <text:list-item>
          <text:p text:style-name="P4">Crea las siguientes carpetas dentro de tu directorio personal, usando un solo comando y rutas absolutas:</text:p>
        </text:list-item>
      </text:list>
      <text:list xml:id="list4018582861" text:style-name="L3">
        <text:list-item>
          <text:list>
            <text:list-item>
              <text:p text:style-name="P5">nueva1</text:p>
            </text:list-item>
            <text:list-item>
              <text:p text:style-name="P5">nueva2</text:p>
            </text:list-item>
            <text:list-item>
              <text:p text:style-name="P5">Dentro de nueva1 otras dos llamadas nueva1.1 y nueva1.2</text:p>
            </text:list-item>
            <text:list-item>
              <text:p text:style-name="P5">Dentro de nueva2 otra llamada nueva2.1.</text:p>
            </text:list-item>
            <text:list-item>
              <text:p text:style-name="P5">Dentro de nueva2.1 otra llamada nueva2.1.1</text:p>
              <text:p text:style-name="P5"/>
            </text:list-item>
          </text:list>
        </text:list-item>
      </text:list>
      <text:list xml:id="list131508714846857" text:continue-list="list2346628761" text:style-name="L2">
        <text:list-item>
          <text:p text:style-name="P4">Cambia el directorio actual a <text:span text:style-name="T4">tu carpeta personal</text:span>. (Usar el comando más <text:span text:style-name="T4">corto posible</text:span>)</text:p>
          <text:p text:style-name="P4"/>
        </text:list-item>
        <text:list-item>
          <text:p text:style-name="P4"><text:span text:style-name="T4">Crea</text:span> dentro de <text:span text:style-name="T4">nueva1</text:span> un <text:span text:style-name="T4">fichero vacío</text:span> con tu nombre y terminado en txt. (Ejemplo ricardo.txt).</text:p>
          <text:p text:style-name="P4"/>
        </text:list-item>
        <text:list-item>
          <text:p text:style-name="P7"><text:span text:style-name="T4">Crea un fichero</text:span> dentro de <text:span text:style-name="T4">nueva2</text:span> llamado <text:span text:style-name="T4">palabras.txt</text:span> con el siguiente contenido sin utilizar un editor (<text:span text:style-name="T4">usar ruta relativa</text:span>).</text:p>
          <text:p text:style-name="P7"/>
          <text:p text:style-name="P7">perro<text:tab/>oso<text:tab/>luz<text:tab/>perros<text:tab/>osos</text:p>
          <text:p text:style-name="P7">perdiz<text:tab/>gato<text:tab/>luna<text:tab/>perrr<text:tab/>ossos</text:p>
          <text:p text:style-name="P7">Perro<text:tab/>andres<text:tab/>lunass<text:tab/>atun<text:tab/>melonnn</text:p>
          <text:p text:style-name="P7">finn<text:tab/>gatos<text:tab/>lunas<text:tab/>osas<text:tab/>Akenaton</text:p>
          <text:p text:style-name="P9">Hosas</text:p>
          <text:p text:style-name="P9"/>
        </text:list-item>
        <text:list-item>
          <text:p text:style-name="P7"><text:span text:style-name="T4">Copia palabras.txt</text:span> a <text:span text:style-name="T4">nueva1.1</text:span> usa <text:span text:style-name="T4">ruta relativa</text:span></text:p>
          <text:p text:style-name="P7"><text:span text:style-name="T4"/></text:p>
        </text:list-item>
        <text:list-item>
          <text:p text:style-name="P7"><text:span text:style-name="T4">Copia palabras.txt</text:span> a <text:span text:style-name="T4">nueva1</text:span> con el nombre <text:span text:style-name="T4">pcopia.txt</text:span> usa <text:span text:style-name="T4">ruta absoluta</text:span></text:p>
          <text:p text:style-name="P7"><text:span text:style-name="T4"/></text:p>
        </text:list-item>
        <text:list-item>
          <text:p text:style-name="P12"><text:span text:style-name="T7">Renombra</text:span><text:span text:style-name="T2"> el fichero con tu </text:span><text:span text:style-name="T6">pcopia.txt</text:span><text:span text:style-name="T2"> <text:s/>a </text:span><text:span text:style-name="T6">palabras.txt</text:span><text:span text:style-name="T2"> (</text:span><text:span text:style-name="T7">una de las rutas absolutas la otra relativa</text:span><text:span text:style-name="T2">).</text:span></text:p>
          <text:p text:style-name="P12"/>
        </text:list-item>
        <text:list-item>
          <text:p text:style-name="P13"><text:span text:style-name="T4">Copia todos los fichero</text:span>s que <text:span text:style-name="T4">terminen</text:span> en <text:span text:style-name="T4">wd</text:span> de <text:span text:style-name="T4">/etc a /tmp</text:span> </text:p>
          <text:p text:style-name="P7"/>
        </text:list-item>
        <text:list-item>
          <text:p text:style-name="P7">Cambia de directorio el nuevo directorio será <text:span text:style-name="T4">/var</text:span>. (<text:span text:style-name="T4">usa ruta absoluta</text:span>).</text:p>
          <text:p text:style-name="P7"/>
        </text:list-item>
        <text:list-item>
          <text:p text:style-name="P7"><text:span text:style-name="T4">Copia todo</text:span> lo que hay en <text:span text:style-name="T4">nueva1 </text:span><text:span text:style-name="T6"><text:s/></text:span><text:span text:style-name="T4">a nueva2.1</text:span></text:p>
          <text:p text:style-name="P7"/>
        </text:list-item>
        <text:list-item>
          <text:p text:style-name="P7"><text:soft-page-break/><text:span text:style-name="T4">Borra</text:span> el directorio <text:span text:style-name="T4">nueva2.1</text:span></text:p>
          <text:p text:style-name="P7"/>
        </text:list-item>
        <text:list-item>
          <text:p text:style-name="P7"><text:span text:style-name="T4">Cambiate</text:span> al directorio <text:span text:style-name="T4">nueva1.</text:span></text:p>
          <text:p text:style-name="P7"/>
        </text:list-item>
        <text:list-item>
          <text:p text:style-name="P7"><text:span text:style-name="T4">Ordena</text:span> el fichero <text:span text:style-name="T4">palabras.txt</text:span>.</text:p>
          <text:p text:style-name="P7"/>
        </text:list-item>
        <text:list-item>
          <text:p text:style-name="P7"><text:span text:style-name="T4">Ordena</text:span> el fichero <text:span text:style-name="T4">palabras.txt</text:span> y <text:span text:style-name="T4">guarda</text:span> el resultado en <text:span text:style-name="T4">op.txt</text:span></text:p>
          <text:p text:style-name="P7"/>
        </text:list-item>
        <text:list-item>
          <text:p text:style-name="P7"><text:span text:style-name="T4">Orden</text:span>a el fichero <text:span text:style-name="T4">palabras.txt</text:span> por la <text:span text:style-name="T4">segunda</text:span> columna.</text:p>
          <text:p text:style-name="P7"/>
        </text:list-item>
        <text:list-item>
          <text:p text:style-name="P7"><text:span text:style-name="T4">Muestra</text:span> el <text:span text:style-name="T4">solo</text:span> el <text:span text:style-name="T4">número de palabra</text:span>s que hay en el fichero <text:span text:style-name="T4">palabras.txt</text:span></text:p>
        </text:list-item>
        <text:list-item>
          <text:p text:style-name="P7"><text:span text:style-name="T4">Muestra solo</text:span> la <text:span text:style-name="T4">primera columna</text:span> de <text:span text:style-name="T4">palabras.tx</text:span>t</text:p>
          <text:p text:style-name="P7"/>
        </text:list-item>
        <text:list-item>
          <text:p text:style-name="P7"><text:span text:style-name="T4">Guarda</text:span> en un <text:span text:style-name="T4">fichero</text:span> la <text:span text:style-name="T4">segunda</text:span> y <text:span text:style-name="T4">tercera</text:span> columna de <text:span text:style-name="T4">palabras.txt</text:span></text:p>
          <text:p text:style-name="P7"/>
        </text:list-item>
        <text:list-item>
          <text:p text:style-name="P7"><text:span text:style-name="T4">Cambia</text:span> en el fichero <text:span text:style-name="T4">palabras.txt</text:span> la <text:span text:style-name="T4">vocales</text:span> <text:span text:style-name="T4">minúsculas</text:span> por <text:span text:style-name="T4">mayúsculas</text:span>.</text:p>
          <text:p text:style-name="P7"/>
        </text:list-item>
        <text:list-item>
          <text:p text:style-name="P7">Muestra las <text:span text:style-name="T4">líneas</text:span> del fichero <text:span text:style-name="T4">palabras.txt</text:span> que <text:span text:style-name="T4">contienen la cadena os</text:span></text:p>
          <text:p text:style-name="P7"/>
        </text:list-item>
        <text:list-item>
          <text:p text:style-name="P8">Muestra las líneas del fichero palabras.txt que <text:span text:style-name="T4">contienen</text:span> la <text:span text:style-name="T4">cadena</text:span> <text:span text:style-name="T8">oso</text:span><text:span text:style-name="T3"> o </text:span><text:span text:style-name="T8">osa</text:span></text:p>
          <text:p text:style-name="P8"/>
        </text:list-item>
        <text:list-item>
          <text:p text:style-name="P8">Muestra las líneas del fichero palabras.txt que <text:span text:style-name="T4">contienen</text:span> la <text:span text:style-name="T4">cadena</text:span> <text:span text:style-name="T3">con </text:span><text:span text:style-name="T8">más de dos n</text:span></text:p>
          <text:p text:style-name="P8"/>
        </text:list-item>
        <text:list-item>
          <text:p text:style-name="P8">Muestra las líneas del fichero palabras.txt que <text:span text:style-name="T4">contienen </text:span><text:span text:style-name="T8">palabras</text:span><text:span text:style-name="T3"> que </text:span><text:span text:style-name="T8">terminen</text:span><text:span text:style-name="T3"> en </text:span><text:span text:style-name="T8">es</text:span><text:span text:style-name="T3"> o </text:span><text:span text:style-name="T8">as</text:span></text:p>
          <text:p text:style-name="P8"/>
        </text:list-item>
        <text:list-item>
          <text:p text:style-name="P8">Muestra las <text:span text:style-name="T4">líneas</text:span> del fichero palabras.txt que <text:span text:style-name="T8">no empiezan por p</text:span></text:p>
          <text:p text:style-name="P8"/>
        </text:list-item>
        <text:list-item>
          <text:p text:style-name="P8">Muestra las líneas del fichero palabras.txt que <text:span text:style-name="T3">tienen </text:span><text:span text:style-name="T8">palabras</text:span><text:span text:style-name="T3"> que </text:span><text:span text:style-name="T8">empiezan</text:span><text:span text:style-name="T3"> por </text:span><text:span text:style-name="T8">lu</text:span></text:p>
          <text:p text:style-name="P8"/>
        </text:list-item>
        <text:list-item>
          <text:p text:style-name="P9">Muestra el <text:span text:style-name="T4">número de ficheros</text:span> que hay en el directorio <text:span text:style-name="T4">actual</text:span></text:p>
          <text:p text:style-name="P9"/>
        </text:list-item>
        <text:list-item>
          <text:p text:style-name="P9">Ejecuta el comando<text:span text:style-name="T4"> mkdir /hola</text:span></text:p>
          <text:p text:style-name="P9"><text:span text:style-name="T4"/></text:p>
        </text:list-item>
      </text:list>
      <text:list xml:id="list1451035155" text:style-name="L4">
        <text:list-item>
          <text:list>
            <text:list-item>
              <text:p text:style-name="P14"><text:span text:style-name="T3">Si hay error redirecciona el error a /tmp</text:span></text:p>
            </text:list-item>
            <text:list-item>
              <text:p text:style-name="P14"><text:span text:style-name="T3">Si da error di a que se debe.</text:span></text:p>
            </text:list-item>
          </text:list>
        </text:list-item>
      </text:list>
      <text:p text:style-name="P6"/>
      <text:h text:style-name="Heading_20_2" text:outline-level="2">Entrega.</text:h>
      <text:p text:style-name="P17">Un fichero pdf en el aula virtual antes que finalice el tiempo del examen.</text:p>
      <text:p text:style-name="P17"/>
      <text:h text:style-name="Heading_20_2" text:outline-level="2">Puntuación </text:h>
      <text:p text:style-name="P1">Todos los apartados valen lo mismo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a8b1" officeooo:paragraph-rsid="001fa8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s Informáticos<text:tab/><text:tab/>Sistemas de archivos comandos Linux.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2:19:44.690629560</meta:creation-date>
    <dc:date>2020-12-11T13:14:56.609061906</dc:date>
    <meta:editing-duration>PT26M6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51" meta:word-count="469" meta:character-count="2716" meta:non-whitespace-character-count="2330"/>
  </office:meta>
</office:document-meta>
</file>